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castItem_3e_">
      <style:text-properties fo:font-variant="normal" fo:text-transform="none"/>
    </style:style>
    <style:style style:name="P2" style:family="paragraph" style:parent-style-name="Heading">
      <style:text-properties fo:font-variant="normal" fo:text-transform="none" style:font-name="Arial" fo:font-size="14pt" officeooo:rsid="0033a2e1" officeooo:paragraph-rsid="0033a2e1" style:font-name-asian="Microsoft YaHei" style:font-size-asian="14pt" style:font-name-complex="Arial1" style:font-size-complex="14pt"/>
    </style:style>
    <style:style style:name="P3" style:family="paragraph" style:parent-style-name="_3c_speaker_3e_">
      <style:text-properties officeooo:rsid="0033a2e1" officeooo:paragraph-rsid="0033a2e1"/>
    </style:style>
    <style:style style:name="P4" style:family="paragraph" style:parent-style-name="_3c_castItem_3e_">
      <style:text-properties fo:font-variant="normal" fo:text-transform="none" officeooo:paragraph-rsid="0033a2e1"/>
    </style:style>
    <style:style style:name="P5" style:family="paragraph" style:parent-style-name="_3c_castItem_3e_">
      <style:text-properties fo:font-variant="normal" fo:text-transform="none" officeooo:rsid="0033a2e1" officeooo:paragraph-rsid="0033a2e1"/>
    </style:style>
    <style:style style:name="P6" style:family="paragraph" style:parent-style-name="_3c_l_3e_">
      <style:text-properties officeooo:rsid="0033a2e1" officeooo:paragraph-rsid="0033a2e1"/>
    </style:style>
    <style:style style:name="P7" style:family="paragraph" style:parent-style-name="_3c_l_3e_">
      <style:text-properties officeooo:rsid="00349e12" officeooo:paragraph-rsid="00349e12"/>
    </style:style>
    <style:style style:name="P8" style:family="paragraph" style:parent-style-name="_3c_l_3e_">
      <style:text-properties officeooo:rsid="00349e12" officeooo:paragraph-rsid="00368db0"/>
    </style:style>
    <style:style style:name="P9" style:family="paragraph" style:parent-style-name="_3c_l_3e_">
      <style:text-properties officeooo:rsid="00368db0" officeooo:paragraph-rsid="00368db0"/>
    </style:style>
    <style:style style:name="P10" style:family="paragraph" style:parent-style-name="_3c_l_3e_">
      <style:text-properties officeooo:rsid="00382f85" officeooo:paragraph-rsid="00382f85"/>
    </style:style>
    <style:style style:name="P11" style:family="paragraph" style:parent-style-name="Heading_20_1"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33a2e1"/>
    </style:style>
    <style:style style:name="T3" style:family="text">
      <style:text-properties fo:font-variant="normal" fo:text-transform="none" officeooo:rsid="00368db0"/>
    </style:style>
    <style:style style:name="T4" style:family="text">
      <style:text-properties officeooo:rsid="0033a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upiter</text:p>
      <text:p text:style-name="P5">Mars</text:p>
      <text:p text:style-name="P5">Cupidon</text:p>
      <text:p text:style-name="P5">Phœbus</text:p>
      <text:p text:style-name="P5">Mercure</text:p>
      <text:p text:style-name="P4">Orphée</text:p>
      <text:p text:style-name="P1">Eur<text:span text:style-name="T4">y</text:span>dice</text:p>
      <text:p text:style-name="P5">Le Berger Amoureux</text:p>
      <text:p text:style-name="P5">Le Berger Chasseur</text:p>
      <text:p text:style-name="P5">Le Magicien</text:p>
      <text:p text:style-name="P1">Caron</text:p>
      <text:p text:style-name="P5">Esprit</text:p>
      <text:p text:style-name="P1">Pluton</text:p>
      <text:p text:style-name="P1">Proserpine</text:p>
      <text:p text:style-name="P1">Les Bacc<text:span text:style-name="T4">h</text:span>antes</text:p>
      <text:p text:style-name="P5">Bergers</text:p>
      <text:p text:style-name="P5">L’Oracle d’Apollon</text:p>
      <text:p text:style-name="P2">La Descente d’Orphée aux Enfers<text:line-break/>Tragédie</text:p>
      <text:h text:style-name="P11" text:outline-level="1">Acte premier</text:h>
      <text:p text:style-name="P3">Orphée</text:p>
      <text:p text:style-name="_3c_l_3e_"><text:span text:style-name="_3c_pb_3e_"><text:span text:style-name="T1">[</text:span></text:span><text:span text:style-name="_3c_pb_3e_"><text:span text:style-name="T2">1</text:span></text:span><text:span text:style-name="_3c_pb_3e_"><text:span text:style-name="T1">]</text:span></text:span><text:span text:style-name="T2">Divissantes Deitez, ô grands Dieux immortels,</text:span></text:p>
      <text:p text:style-name="P6"><text:span text:style-name="T1">Nous devons bien offrir sur vos divins autels,</text:span></text:p>
      <text:p text:style-name="P6"><text:span text:style-name="T1">Nous devons bien tous deux un sacrifice rendre</text:span></text:p>
      <text:p text:style-name="P6"><text:span text:style-name="T1">En signe des honneurs d’avoir daigné descendre</text:span></text:p>
      <text:p text:style-name="P6"><text:span text:style-name="T1">De l’empire des Cieux, en nos humanitez</text:span></text:p>
      <text:p text:style-name="P6"><text:span text:style-name="T1">Honorer ce beau jour de vos divinitez.</text:span></text:p>
      <text:p text:style-name="P6"><text:span text:style-name="_3c_pb_3e_"><text:span text:style-name="T1">[2]</text:span></text:span><text:span text:style-name="T1">Ma chere espouse et moy ne pouvons satisfaire</text:span></text:p>
      <text:p text:style-name="P6"><text:span text:style-name="T1">Aux biens et aux honneurs qu’il vous a pleu nous faire :</text:span></text:p>
      <text:p text:style-name="P6"><text:span text:style-name="T1">Nous vous remercions d’un cœur devotieux</text:span></text:p>
      <text:p text:style-name="P6"><text:span text:style-name="T1">Ne pouvant vous offrir rien de plus precieux.</text:span></text:p>
      <text:p text:style-name="_3c_speaker_3e_">Jupiter</text:p>
      <text:p text:style-name="P6"><text:span text:style-name="T1">Or sus vivez heureux, et que jamais l’envie</text:span></text:p>
      <text:p text:style-name="P6"><text:span text:style-name="T1">Ne vous puisse troubler au cours de vostre vie,</text:span></text:p>
      <text:p text:style-name="P6"><text:span text:style-name="T1">Que vous ne puissiez point tomber entre ses mains.</text:span></text:p>
      <text:p text:style-name="P6"><text:span text:style-name="T1">Moy qui tiens dessur tous l’empire des humains,</text:span></text:p>
      <text:p text:style-name="P6"><text:span text:style-name="T1">Et qui regne au plus haut de la troupe divine,</text:span></text:p>
      <text:p text:style-name="P6"><text:span text:style-name="T1">Je ne consentiray jamais vostre ruine :</text:span></text:p>
      <text:p text:style-name="P6"><text:span text:style-name="T1">Tant que ma deïté dessus vous regnera,</text:span></text:p>
      <text:p text:style-name="P6"><text:span text:style-name="T1">Jamais le feu du Ciel ne vous offensera.</text:span></text:p>
      <text:p text:style-name="_3c_speaker_3e_">Mars</text:p>
      <text:p text:style-name="P6"><text:soft-page-break/><text:span text:style-name="T1">Et moy qui sous mes loix arme les braves Princes</text:span></text:p>
      <text:p text:style-name="P6"><text:span text:style-name="T1">Aux furieux assauts dans leurs grandes Provinces,</text:span></text:p>
      <text:p text:style-name="P6"><text:span text:style-name="T1">Qui les belles citez fais renverser en bas,</text:span></text:p>
      <text:p text:style-name="P6"><text:span text:style-name="T1">Par les rudes efforts des genereux combats,</text:span></text:p>
      <text:p text:style-name="P6"><text:span text:style-name="T1">Et qui suis redouté par l’effroy de mes armes,</text:span></text:p>
      <text:p text:style-name="P6"><text:span text:style-name="T1">Je vous exempteray des sanglantes allarmes.</text:span></text:p>
      <text:p text:style-name="P6"><text:span text:style-name="T1">On recognoist assez la force et le pouvoir</text:span></text:p>
      <text:p text:style-name="P6"><text:span text:style-name="T1">Que sous mes estendards sans cesse je fais voir.</text:span></text:p>
      <text:p text:style-name="_3c_speaker_3e_">Cupidon</text:p>
      <text:p text:style-name="P6"><text:span text:style-name="T1">Vivez d’un bon accord le reste de vos jours,</text:span></text:p>
      <text:p text:style-name="P6"><text:span text:style-name="T1">Et contens joüyssez de vos belles Amours,</text:span></text:p>
      <text:p text:style-name="P7"><text:span text:style-name="T1">Ayant dessous mes loix le Ciel, l’Enfer et l’onde,</text:span></text:p>
      <text:p text:style-name="P7"><text:span text:style-name="T1">Et tout ce que l’on void sur la machine ronde.</text:span></text:p>
      <text:p text:style-name="P7"><text:span text:style-name="T1">Je veux malgré le sort, vous rendre desormais</text:span></text:p>
      <text:p text:style-name="P7"><text:span text:style-name="_3c_pb_3e_"><text:span text:style-name="T2">[</text:span></text:span><text:span text:style-name="_3c_pb_3e_"><text:span text:style-name="T1">3</text:span></text:span><text:span text:style-name="_3c_pb_3e_"><text:span text:style-name="T2">]</text:span></text:span><text:span text:style-name="T1">En vos affections fidelles à jamais.</text:span></text:p>
      <text:p text:style-name="P7"><text:span text:style-name="T1">Vous serez si constans aux plaines Élysees</text:span></text:p>
      <text:p text:style-name="P7"><text:span text:style-name="T1">Que vos ames seront de mes feux embrasees.</text:span></text:p>
      <text:p text:style-name="P7"><text:span text:style-name="T1">Si la mort a pouvoir de vos jours abreger,</text:span></text:p>
      <text:p text:style-name="P7"><text:span text:style-name="T1">Elle ne pourra pas vos constances changer.</text:span></text:p>
      <text:p text:style-name="_3c_speaker_3e_">Phœbus</text:p>
      <text:p text:style-name="P7"><text:span text:style-name="T1">Moi qui rends des mortels la poitrine enflammee,</text:span></text:p>
      <text:p text:style-name="P7"><text:span text:style-name="T1">Qui les rends à jamais heureux en renommee,</text:span></text:p>
      <text:p text:style-name="P7"><text:span text:style-name="T1">Qui donne jour aux Cieux, à la terre, à la Mer,</text:span></text:p>
      <text:p text:style-name="P7"><text:span text:style-name="T1">Qui puis de mes rayons ce bas monde enflammer,</text:span></text:p>
      <text:p text:style-name="P7"><text:span text:style-name="T1">Je feray quelque jour par la douce harmonie</text:span></text:p>
      <text:p text:style-name="P7"><text:span text:style-name="T1">Du Luth et de la voix ensemblément unie,</text:span></text:p>
      <text:p text:style-name="P7"><text:span text:style-name="T1">Que le son ravissant de vos accords divins</text:span></text:p>
      <text:p text:style-name="P7"><text:span text:style-name="T1">Pour r’animer les morts un jour ne seront vains.</text:span></text:p>
      <text:p text:style-name="P7"><text:span text:style-name="T1">Mercure</text:span></text:p>
      <text:p text:style-name="P7"><text:span text:style-name="T1">D’un eloquent parler vostre ame genereuse</text:span></text:p>
      <text:p text:style-name="P7"><text:span text:style-name="T1">Obtiendra le laurier de la flamme amoureuse,</text:span></text:p>
      <text:p text:style-name="P7"><text:span text:style-name="T1">D’une subtilité, d’un parler gracieux</text:span></text:p>
      <text:p text:style-name="P7"><text:span text:style-name="T1">Vous serez sans pareil dans ce rond spacieux,</text:span></text:p>
      <text:p text:style-name="P7"><text:span text:style-name="T1">Vos discours relevez forceront la mort mesme</text:span></text:p>
      <text:p text:style-name="P7"><text:span text:style-name="T1">De vous prester secours dans le rivage blesme.</text:span></text:p>
      <text:p text:style-name="P7"><text:span text:style-name="T1">Orphée</text:span></text:p>
      <text:p text:style-name="P7"><text:span text:style-name="T1">Tant que nous userons le reste de nos ans,</text:span></text:p>
      <text:p text:style-name="P7"><text:soft-page-break/><text:span text:style-name="T1">Grace nous vous rendrons de ces divins presens,</text:span></text:p>
      <text:p text:style-name="P7"><text:span text:style-name="T1">Et dessur vos autels nos ames enflammees</text:span></text:p>
      <text:p text:style-name="P7"><text:span text:style-name="T1">Seront à vous offrir nuict et jour animées.</text:span></text:p>
      <text:p text:style-name="P7"><text:span text:style-name="T1">Ou sus donc, mon espoir, il nous faut vivre heurex,</text:span></text:p>
      <text:p text:style-name="P7"><text:span text:style-name="T1">Cueillant les fruicts d’amour dessur tous savoureux.</text:span></text:p>
      <text:p text:style-name="P8"><text:span text:style-name="_3c_pb_3e_"><text:span text:style-name="T2">[</text:span></text:span><text:span text:style-name="_3c_pb_3e_"><text:span text:style-name="T3">4</text:span></text:span><text:span text:style-name="_3c_pb_3e_"><text:span text:style-name="T2">]</text:span></text:span><text:span text:style-name="T1">Asseurez-vous </text:span><text:span text:style-name="T3">de moy, ne pensez que mon ame</text:span></text:p>
      <text:p text:style-name="P9"><text:span text:style-name="T1">Puisse jamais sentir l’ardeur d’une autre flamme,</text:span></text:p>
      <text:p text:style-name="P9"><text:span text:style-name="T1">Car plustost l’on verra tarir toute la Mer,</text:span></text:p>
      <text:p text:style-name="P9"><text:span text:style-name="T1">Qu’infidelle je manque à vous vouloir aymer.</text:span></text:p>
      <text:p text:style-name="_3c_speaker_3e_">Eurydice</text:p>
      <text:p text:style-name="P9"><text:span text:style-name="T1">Tout de mesme, mon cœur, asseurez-vous, ma vie,</text:span></text:p>
      <text:p text:style-name="P9"><text:span text:style-name="T1">Que je n’auray jamais dans l’ame d’autre envie.</text:span></text:p>
      <text:p text:style-name="P9"><text:span text:style-name="T1">Le Ciel n’a qu’un Soleil, qui nous donne le jour,</text:span></text:p>
      <text:p text:style-name="P9"><text:span text:style-name="T1">Ainsi seul vous serez phrase de mon amour.</text:span></text:p>
      <text:p text:style-name="P9"><text:span text:style-name="T1">Mais las ! je crains beaucoup que le destin contraire</text:span></text:p>
      <text:p text:style-name="P9"><text:span text:style-name="T1">De nos chastes amours tasche de nous distraire.</text:span></text:p>
      <text:p text:style-name="P9"><text:span text:style-name="T1">Helas ! helas! je crains qu’un sinistre malheur</text:span></text:p>
      <text:p text:style-name="P9"><text:span text:style-name="T1">Vienne pour empescher nostre joye et nostre heur :</text:span></text:p>
      <text:p text:style-name="P9"><text:span text:style-name="T1">Hymen s’en est allé d’un courroucé visage</text:span></text:p>
      <text:p text:style-name="P9"><text:span text:style-name="T1">Qui me faict soupçonner quelque mauvais presage.</text:span></text:p>
      <text:p text:style-name="P9"><text:span text:style-name="T1">Ce Dieu n’a point monstré de bon signe en partant,</text:span></text:p>
      <text:p text:style-name="P9"><text:span text:style-name="T1">Qui cause qu’en mon cœur je le vay redoutant ;</text:span></text:p>
      <text:p text:style-name="P9"><text:span text:style-name="T1">Car de luy seul despend nostre heureux hymenee.</text:span></text:p>
      <text:p text:style-name="_3c_speaker_3e_">Orphée</text:p>
      <text:p text:style-name="P9"><text:span text:style-name="T1">Non, non, ne craignez point puisque ceste journée</text:span></text:p>
      <text:p text:style-name="P9"><text:span text:style-name="T1">Ensemble nous avons tant de presens des Cieux</text:span></text:p>
      <text:p text:style-name="P9"><text:span text:style-name="T1">Qui nous peut offencer en ce rond spacieux ?</text:span></text:p>
      <text:p text:style-name="P9"><text:span text:style-name="T1">Jupin, l’Amour, Phœbus, et le Dieu des armees</text:span></text:p>
      <text:p text:style-name="P9"><text:span text:style-name="T1">Ne delaisseront pas nos ames enflammées :</text:span></text:p>
      <text:p text:style-name="P9"><text:span text:style-name="T1">Et si le Dieu nopcier nous veut abandonner,</text:span></text:p>
      <text:p text:style-name="P9"><text:span text:style-name="T1">Par offrandes et vœux taschons le destourner.</text:span></text:p>
      <text:p text:style-name="P9"><text:span text:style-name="T1">Cependant, mon espoir, allon cueillir les roses</text:span></text:p>
      <text:p text:style-name="P9"><text:span text:style-name="T1">Qui sur vos levres sont nouvellement escloses.</text:span></text:p>
      <text:p text:style-name="_3c_speaker_3e_">Le Berger amoureux</text:p>
      <text:p text:style-name="P9"><text:span text:style-name="_3c_pb_3e_"><text:span text:style-name="T2">[</text:span></text:span><text:span text:style-name="_3c_pb_3e_"><text:span text:style-name="T1">5</text:span></text:span><text:span text:style-name="_3c_pb_3e_"><text:span text:style-name="T2">]</text:span></text:span><text:span text:style-name="T1">Entre tous les malheurs ausquels nous sommes nez,</text:span></text:p>
      <text:p text:style-name="P9"><text:span text:style-name="T1">Où d’un sort rigoureux nous sommes destinez,</text:span></text:p>
      <text:p text:style-name="P9"><text:span text:style-name="T1">Las ! ce n’est point d’offrir sa vie en sacrifice,</text:span></text:p>
      <text:p text:style-name="P9"><text:span text:style-name="T1">Ce n’est point de tomber au creux d’un precipice,</text:span></text:p>
      <text:p text:style-name="P9"><text:soft-page-break/><text:span text:style-name="T1">Ce n’est point de passer mille et mille dangers,</text:span></text:p>
      <text:p text:style-name="P9"><text:span text:style-name="T1">En allant visiter les pays estrangers,</text:span></text:p>
      <text:p text:style-name="P9"><text:span text:style-name="T1">Ny d’estre sur la mer à la mercy des ondes</text:span></text:p>
      <text:p text:style-name="P9"><text:span text:style-name="T1">Quand par les vents émeus elles sont vagabondes,</text:span></text:p>
      <text:p text:style-name="P9"><text:span text:style-name="T1">Ny pour se voir jamais en prison arresté,</text:span></text:p>
      <text:p text:style-name="P9"><text:span text:style-name="T1">Sans consolation reduict en pauvreté,</text:span></text:p>
      <text:p text:style-name="P9"><text:span text:style-name="T1">Endurer la faim et de la soif ensemble.</text:span></text:p>
      <text:p text:style-name="P9"><text:span text:style-name="T1">Ce ne sont les plus grands des malheurs ce me semble,</text:span></text:p>
      <text:p text:style-name="P9"><text:span text:style-name="T1">Ce n’est rien au regard des penibles tourments,</text:span></text:p>
      <text:p text:style-name="P9"><text:span text:style-name="T1">Que l’Amour faict souffrir aux fidelles amants :</text:span></text:p>
      <text:p text:style-name="P9"><text:span text:style-name="T1">Ce Dieu plein de rigueur qui sous sa loy m’attire,</text:span></text:p>
      <text:p text:style-name="P9"><text:span text:style-name="T1">Me faict sans nul espoit endurer ce martyre :</text:span></text:p>
      <text:p text:style-name="P9"><text:span text:style-name="T1">Car depuis que je sens ses traicts envenimez,</text:span></text:p>
      <text:p text:style-name="P9"><text:span text:style-name="T1">Je regrette mes ans à demy consommez,</text:span></text:p>
      <text:p text:style-name="P9"><text:span text:style-name="T1">Je vis sans nul repos, ce pendant que mon ame</text:span></text:p>
      <text:p text:style-name="P9"><text:span text:style-name="T1">Brusle dedans l’ardeur de ma cuisante flamme :</text:span></text:p>
      <text:p text:style-name="P9"><text:span text:style-name="T1">L’on ne peut exprimer le tourment rigoureux</text:span></text:p>
      <text:p text:style-name="P9"><text:span text:style-name="T1">Que ressent nuict et jour mon esprit amoureux,</text:span></text:p>
      <text:p text:style-name="P9"><text:span text:style-name="T1">Encore ce qui faict que plus je me tourmente,</text:span></text:p>
      <text:p text:style-name="P9"><text:span text:style-name="T1">C’est que j’ay ce jourd’huy perdu ma chere amante :</text:span></text:p>
      <text:p text:style-name="P9"><text:span text:style-name="T1">Celle pour qui je vis, cause de mes douleurs</text:span></text:p>
      <text:p text:style-name="P9"><text:span text:style-name="T1">Me rend ce triste jour accablé de malheurs.</text:span></text:p>
      <text:p text:style-name="P9"><text:span text:style-name="T1">En presence des Dieux, j’ay veu comment Orphée</text:span></text:p>
      <text:p text:style-name="P9"><text:span text:style-name="_3c_pb_3e_"><text:span text:style-name="T2">[</text:span></text:span><text:span text:style-name="_3c_pb_3e_"><text:span text:style-name="T1">6</text:span></text:span><text:span text:style-name="_3c_pb_3e_"><text:span text:style-name="T2">]</text:span></text:span><text:span text:style-name="T1">A pris ce jour fatal dessus moy ce trophée.</text:span></text:p>
      <text:p text:style-name="P9"><text:span text:style-name="T1">Ce jour malencontreux, ce jour plein de destin,</text:span></text:p>
      <text:p text:style-name="P9"><text:span text:style-name="T1">Ils ont tous honoré son Nuptial festin :</text:span></text:p>
      <text:p text:style-name="P9"><text:span text:style-name="T1">Et ce pendant je vis, je vis, mais en mourant</text:span></text:p>
      <text:p text:style-name="P9"><text:span text:style-name="T1">Par la flamme d’amour qui me va devorant,</text:span></text:p>
      <text:p text:style-name="P9"><text:span text:style-name="T1">Par cét ardant brandon qui mon ame consomme,</text:span></text:p>
      <text:p text:style-name="P9"><text:span text:style-name="T1">Comme le ver caché qui va rongeant la pomme.</text:span></text:p>
      <text:p text:style-name="P9"><text:span text:style-name="T1">Que maudit soit le jour que je vis la beauté</text:span></text:p>
      <text:p text:style-name="P9"><text:span text:style-name="T1">Qui me faict ressentir sa dure cuauté,</text:span></text:p>
      <text:p text:style-name="P9"><text:span text:style-name="T1">Et toy maudit Amour plein d’appas et de charmes</text:span></text:p>
      <text:p text:style-name="P9"><text:span text:style-name="T1">Qui causes maintenant mes souspirs et mes larmes,</text:span></text:p>
      <text:p text:style-name="P9"><text:span text:style-name="T1">Je te maudis cent fois, puisque tu prens plaisir</text:span></text:p>
      <text:p text:style-name="P9"><text:span text:style-name="T1">De tourmenter mon cœur d’un amoureux desir.</text:span></text:p>
      <text:p text:style-name="P9"><text:span text:style-name="T1">Mais que me sert ce dueil ? il me faut miserable</text:span></text:p>
      <text:p text:style-name="P9"><text:soft-page-break/><text:span text:style-name="T1">Luy conter ma douleur et mon mal deplorable :</text:span></text:p>
      <text:p text:style-name="P9"><text:span text:style-name="T1">Je luy feray sçavoir le regret qui me poingt,</text:span></text:p>
      <text:p text:style-name="P9"><text:span text:style-name="T1">Pour tascher de guerir et de ne mourir point :</text:span></text:p>
      <text:p text:style-name="P9"><text:span text:style-name="T1">Possible luy disant ma peine douloureuse</text:span></text:p>
      <text:p text:style-name="P9"><text:span text:style-name="T1">Elle prendra pitié de mon ame amoureuse.</text:span></text:p>
      <text:p text:style-name="P9"><text:span text:style-name="T1">Je m’en vais la trouver, afin que de ce pas</text:span></text:p>
      <text:p text:style-name="P9"><text:span text:style-name="T1">Je puisse m’exempter de l’amoureux trespas.</text:span></text:p>
      <text:p text:style-name="P9"><text:span text:style-name="T1">Mais las ! je crains qu’apres ma flamme découverte</text:span></text:p>
      <text:p text:style-name="P9"><text:span text:style-name="T1">Au mary m’accusant, elle cause ma perte,</text:span></text:p>
      <text:p text:style-name="P9"><text:span text:style-name="T1">Qui prompt à se venger voudroit tirer raison</text:span></text:p>
      <text:p text:style-name="P9"><text:span text:style-name="T1">D’avoir en son endroict usé de trahison,</text:span></text:p>
      <text:p text:style-name="P9"><text:span text:style-name="T1">Me faisant d’un chacun recognoistre un infame</text:span></text:p>
      <text:p text:style-name="P9"><text:span text:style-name="_3c_pb_3e_"><text:span text:style-name="T2">[</text:span></text:span><text:span text:style-name="_3c_pb_3e_"><text:span text:style-name="T1">7</text:span></text:span><text:span text:style-name="_3c_pb_3e_"><text:span text:style-name="T2">]</text:span></text:span><text:span text:style-name="T1">Pour avoir entreprins de luy ravir sa femme,</text:span></text:p>
      <text:p text:style-name="P9"><text:span text:style-name="T1">Toutesfois c’est tout un, advienne qui pourra,</text:span></text:p>
      <text:p text:style-name="P9"><text:span text:style-name="T1">La crainte de mary ne me le defendra.</text:span></text:p>
      <text:p text:style-name="P9"><text:span text:style-name="T1">Las ! il faut aussi bien qu’au tombeau l’on me voye,</text:span></text:p>
      <text:p text:style-name="P9"><text:span text:style-name="T1">Car estant accepté, mon cœur mourra de joye :</text:span></text:p>
      <text:p text:style-name="P9"><text:span text:style-name="T1">Si je suis refusé, je mourray de douleur,</text:span></text:p>
      <text:p text:style-name="P9"><text:span text:style-name="T1">Par ainsi je ne puis éviter mon malheur.</text:span></text:p>
      <text:p text:style-name="_3c_speaker_3e_">Chasseur</text:p>
      <text:p text:style-name="P9"><text:span text:style-name="T1">J’entends que souspirs, que douleurs et que plaintes</text:span></text:p>
      <text:p text:style-name="P10"><text:span text:style-name="T1">De ceux qui de l’Amour ont leurs ames atteintes :</text:span></text:p>
      <text:p text:style-name="P10"><text:span text:style-name="T1">Je ne puis reposer une heure seulement</text:span></text:p>
      <text:p text:style-name="P10"><text:span text:style-name="T1">Sans entendre quelqu’un lamenter son tourment.</text:span></text:p>
      <text:p text:style-name="P10"><text:span text:style-name="T1">L’Amour les tient si bien sous son obeissance,</text:span></text:p>
      <text:p text:style-name="P10"><text:span text:style-name="T1">Que pour luy resister ils n’ont nulle puissance :</text:span></text:p>
      <text:p text:style-name="P10"><text:span text:style-name="T1">Tous ces pauvres Bergers en sont si fort épris</text:span></text:p>
      <text:p text:style-name="P10"><text:span text:style-name="T1">Qu’ils en perdent du tout leurs sens et leurs esprits.</text:span></text:p>
      <text:p text:style-name="P10"><text:span text:style-name="T1">Pyrame tout rempli d’amoureuse caresse</text:span></text:p>
      <text:p text:style-name="P10"><text:span text:style-name="T1">Mourat dessus le corps de sa chere maistresse ;</text:span></text:p>
      <text:p text:style-name="P10"><text:span text:style-name="T1">Scylla trahit ses murs, et son pays aussi,</text:span></text:p>
      <text:p text:style-name="P10"><text:span text:style-name="T1">Mettant dessous Minos sont pere à la mercy,</text:span></text:p>
      <text:p text:style-name="P10"><text:span text:style-name="T1">Son poil d’or luy couppant, cause de sa misere,</text:span></text:p>
      <text:p text:style-name="P10"><text:span text:style-name="T1">Pour en faire present au Roy son adversaire.</text:span></text:p>
      <text:p text:style-name="P10"><text:span text:style-name="T1">Dans le cœur de Byblis ce brandon s’alluma</text:span></text:p>
      <text:p text:style-name="P10"><text:span text:style-name="T1">Si fort, que sans respect son propre frere ayma,</text:span></text:p>
      <text:p text:style-name="P10"><text:span text:style-name="T1">Et le Chasseur Narcis épris de ce feu mesme</text:span></text:p>
      <text:p text:style-name="P10"><text:soft-page-break/><text:span text:style-name="T1">Fut si fol qu’il devint amoureux de luy-mesme,</text:span></text:p>
      <text:p text:style-name="P10"><text:span text:style-name="T1">Et tant d’autres malheurs lesquels sont advenus</text:span></text:p>
      <text:p text:style-name="P10"><text:span text:style-name="T1">Pour avoir trop aymé les plaisirs de Venus,</text:span></text:p>
      <text:p text:style-name="P10"><text:span text:style-name="_3c_pb_3e_"><text:span text:style-name="T2">[</text:span></text:span><text:span text:style-name="_3c_pb_3e_"><text:span text:style-name="T1">8</text:span></text:span><text:span text:style-name="_3c_pb_3e_"><text:span text:style-name="T2">]</text:span></text:span><text:span text:style-name="T1">Pour avoir trop esté d’amoureuse naturelleS’y laissant emporter du tout à l’avanture,</text:span></text:p>
      <text:p text:style-name="P10"><text:span text:style-name="T1">Que m’en resouvenant, mon cœur n’a nul desir</text:span></text:p>
      <text:p text:style-name="P10"><text:span text:style-name="T1">De chercher en amour ny joye ny plaisir.</text:span></text:p>
      <text:p text:style-name="P10"><text:span text:style-name="T1">Pour moy je ne le crains, autre aise je pourchasse,</text:span></text:p>
      <text:p text:style-name="P10"><text:span text:style-name="T1">Tout mon contentement est d’aller à la chasse,</text:span></text:p>
      <text:p text:style-name="P10"><text:span text:style-name="T1">De courir par les vois, et dedans les forests,</text:span></text:p>
      <text:p text:style-name="P10"><text:span text:style-name="T1">Pour prendre quelque Cerf, tendre cordes et ret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justify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 style:text-line-through-type="sing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4-08T21:08:14.380938475</dc:date>
    <meta:editing-duration>PT22H47M10S</meta:editing-duration>
    <meta:editing-cycles>39</meta:editing-cycles>
    <meta:generator>LibreOffice/6.3.5.2$Linux_X86_64 LibreOffice_project/30$Build-2</meta:generator>
    <meta:document-statistic meta:table-count="0" meta:image-count="0" meta:object-count="0" meta:page-count="6" meta:paragraph-count="199" meta:word-count="1428" meta:character-count="7929" meta:non-whitespace-character-count="6700"/>
  </office:meta>
</office:document-meta>
</file>